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Footnote">
      <style:text-properties officeooo:paragraph-rsid="104658df"/>
    </style:style>
    <style:style style:name="P81" style:family="paragraph" style:parent-style-name="Standard">
      <style:text-properties officeooo:paragraph-rsid="104f81b5"/>
    </style:style>
    <style:style style:name="P82" style:family="paragraph" style:parent-style-name="Standard">
      <style:text-properties officeooo:rsid="101e3872" officeooo:paragraph-rsid="10505b46"/>
    </style:style>
    <style:style style:name="P83" style:family="paragraph" style:parent-style-name="Standard">
      <style:text-properties officeooo:paragraph-rsid="1057599b"/>
    </style:style>
    <style:style style:name="P84" style:family="paragraph" style:parent-style-name="Footnote">
      <style:text-properties officeooo:paragraph-rsid="102291f9"/>
    </style:style>
    <style:style style:name="P85" style:family="paragraph" style:parent-style-name="Standard">
      <style:text-properties officeooo:paragraph-rsid="10589da9"/>
    </style:style>
    <style:style style:name="P86" style:family="paragraph" style:parent-style-name="Standard">
      <style:text-properties officeooo:paragraph-rsid="105ee122"/>
    </style:style>
    <style:style style:name="P87" style:family="paragraph" style:parent-style-name="Standard">
      <style:text-properties officeooo:paragraph-rsid="107a7646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style:font-size-asian="12pt" style:font-size-complex="12pt"/>
    </style:style>
    <style:style style:name="T19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3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6" style:family="text">
      <style:text-properties style:use-window-font-color="true" loext:opacity="0%" style:font-name="Liberation Sans" officeooo:rsid="047da547"/>
    </style:style>
    <style:style style:name="T21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style:font-size-asian="12pt" style:font-size-complex="12pt"/>
    </style:style>
    <style:style style:name="T247" style:family="text">
      <style:text-properties style:use-window-font-color="true" loext:opacity="0%" style:font-name="Liberation Sans" officeooo:rsid="0efd8e5c"/>
    </style:style>
    <style:style style:name="T248" style:family="text">
      <style:text-properties officeooo:rsid="04473353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officeooo:rsid="04473353" style:font-size-asian="10pt" style:font-size-complex="10pt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officeooo:rsid="0e838e2a"/>
    </style:style>
    <style:style style:name="T255" style:family="text">
      <style:text-properties officeooo:rsid="0e83c34e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3" style:family="text">
      <style:text-properties officeooo:rsid="0f0ca65a"/>
    </style:style>
    <style:style style:name="T264" style:family="text">
      <style:text-properties officeooo:rsid="1031b2c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officeooo:rsid="0e5635a7"/>
    </style:style>
    <style:style style:name="T269" style:family="text">
      <style:text-properties style:font-name="Ubuntu1" fo:font-size="10pt" officeooo:rsid="04473353" style:font-size-asian="10pt" style:font-size-complex="10pt"/>
    </style:style>
    <style:style style:name="T270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8"><text:span text:style-name="T163">C</text:span><text:span text:style-name="T162">hecklist voor </text:span><text:span text:style-name="T164">de installatie</text:span><text:span text:style-name="T162"> van </text:span><text:span text:style-name="T162"><text:user-field-get text:name="Distro">Debian</text:user-field-get></text:span><text:span text:style-name="T165"><text:s/></text:span><text:span text:style-name="T165"><text:user-field-get text:name="Version">12 LTS</text:user-field-get></text:span><text:span text:style-name="T166"><text:note text:id="ftn1" text:note-class="footnote"><text:note-citation>1</text:note-citation><text:note-body><text:p text:style-name="P19"><text:span text:style-name="T194">LTS</text:span><text:span text:style-name="T200"> </text:span><text:span text:style-name="T201">staat voor</text:span><text:span text:style-name="T202"> </text:span><text:span text:style-name="T194">Long-Term Support, langetermijnondersteuning, </text:span><text:span text:style-name="T203">en </text:span><text:span text:style-name="T205">d</text:span><text:span text:style-name="T203">eze </text:span><text:span text:style-name="T209"><text:user-field-get text:name="Distro">Debian</text:user-field-get></text:span><text:span text:style-name="T210"><text:s/></text:span><text:span text:style-name="T210"><text:user-field-get text:name="Version">12 LTS</text:user-field-get></text:span><text:span text:style-name="Strong_20_Emphasis"><text:span text:style-name="T190"><text:s/></text:span></text:span><text:span text:style-name="T211"><text:user-field-get text:name="Edition">Server</text:user-field-get></text:span><text:span text:style-name="T215"><text:s/></text:span><text:span text:style-name="T206">(codenaam </text:span><text:span text:style-name="T208">bookworm</text:span><text:span text:style-name="T206">) </text:span><text:span text:style-name="T201">van</text:span><text:span text:style-name="T204"> </text:span><text:span text:style-name="T208">juni</text:span><text:span text:style-name="T197"> </text:span><text:span text:style-name="Strong_20_Emphasis"><text:span text:style-name="T105"><text:user-field-get text:name="Releaseyear">2023</text:user-field-get></text:span></text:span><text:span text:style-name="T197"><text:s/></text:span><text:span text:style-name="T194">wordt </text:span><text:span text:style-name="T198">vijf</text:span><text:span text:style-name="T194"> jaar onder</text:span><text:span text:style-name="T207">steund</text:span><text:span text:style-name="T199"> </text:span><text:span text:style-name="T194">tot </text:span><text:span text:style-name="T208">juni</text:span><text:span text:style-name="T195"> </text:span><text:span text:style-name="T194">202</text:span><text:span text:style-name="T208">8</text:span><text:span text:style-name="T196">.</text:span></text:p></text:note-body></text:note></text:span><text:span text:style-name="T167"><text:s/></text:span><text:span text:style-name="T167"><text:user-field-get text:name="Edition">Server</text:user-field-get></text:span><text:span text:style-name="T214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63">ONDERSTREEPTE</text:span></text:span><text:span text:style-name="T1"> </text:span><text:span text:style-name="T12">woorden</text:span><text:span text:style-name="T11"> het</text:span><text:span text:style-name="Strong_20_Emphasis"><text:span text:style-name="T262"> </text:span></text:span><text:span text:style-name="Strong_20_Emphasis"><text:span text:style-name="T261">tekstvak</text:span></text:span><text:span text:style-name="T12"> </text:span><text:span text:style-name="T13">in,</text:span><text:span text:style-name="T12"> </text:span><text:span text:style-name="T216">zie </text:span><text:span text:style-name="T247">[</text:span><text:span text:style-name="T216">toelichting</text:span><text:span text:style-name="T247">]</text:span><text:span text:style-name="T12">:</text:span></text:p>
      <text:p text:style-name="P23"><text:span text:style-name="Definition"><text:span text:style-name="T218">g</text:span></text:span><text:span text:style-name="Definition"><text:span text:style-name="T217">ebruiker</text:span></text:span><text:span text:style-name="T223"><text:tab/><text:tab/></text:span><text:span text:style-name="T246"> <text:tab/><text:tab/></text:span><draw:control text:anchor-type="as-char" svg:y="-0.429cm" draw:z-index="6" draw:name="Gebruiker" draw:style-name="gr2" draw:text-style-name="P94" svg:width="6.002cm" svg:height="0.6cm" draw:control="control7"><svg:title>Gebruiker</svg:title><svg:desc>Volledige naam, bijv. Jan Stek</svg:desc></draw:control><text:span text:style-name="T224"><text:tab/></text:span><text:span text:style-name="T225">[</text:span><text:span text:style-name="T219">volledige naam, bijv. </text:span><text:span text:style-name="T243">J</text:span><text:span text:style-name="T244">a</text:span><text:span text:style-name="T243">n </text:span><text:span text:style-name="T244">Jansen</text:span><text:span text:style-name="T245">]</text:span></text:p>
      <text:p text:style-name="Standard"><text:span text:style-name="Definition"><text:span text:style-name="T218">g</text:span></text:span><text:span text:style-name="Definition">ebruikersnaam</text:span><text:span text:style-name="T217"><text:tab/></text:span><text:span text:style-name="T217"><draw:control text:anchor-type="as-char" svg:y="-0.429cm" draw:z-index="7" draw:name="Gberuikersnaam" draw:style-name="gr2" draw:text-style-name="P94" svg:width="6.002cm" svg:height="0.6cm" draw:control="control8"><svg:title>Gebruikersnaam</svg:title><svg:desc>Korte naam, bijv. jan</svg:desc></draw:control></text:span><text:span text:style-name="T217"><text:tab/></text:span><text:span text:style-name="T5">[</text:span><text:span text:style-name="T4">korte naam, bijv. </text:span><text:span text:style-name="T181">j</text:span><text:span text:style-name="T182">a</text:span><text:span text:style-name="T181">n</text:span><text:span text:style-name="T183">]</text:span></text:p>
      <text:p text:style-name="P21"><text:span text:style-name="Definition"><text:span text:style-name="T264">serv</text:span></text:span><text:span text:style-name="Definition">ernaam</text:span><text:span text:style-name="T226"><text:tab/><text:tab/><text:tab/></text:span><text:span text:style-name="T224"><draw:control text:anchor-type="as-char" svg:y="-0.429cm" draw:z-index="8" draw:name="Computernaam" draw:style-name="gr2" draw:text-style-name="P94" svg:width="6.002cm" svg:height="0.6cm" draw:control="control9"><svg:title>Computernaam</svg:title><svg:desc>Unieke naam van de computer</svg:desc></draw:control></text:span><text:span text:style-name="T224"><text:tab/></text:span><text:span text:style-name="T231">[</text:span><text:span text:style-name="T227">naam van de </text:span><text:span text:style-name="T233">server</text:span><text:span text:style-name="T228">, </text:span><text:span text:style-name="T229">bijv. </text:span><text:span text:style-name="T232">sv</text:span><text:span text:style-name="T230">02</text:span><text:span text:style-name="T231">]</text:span></text:p>
      <text:p text:style-name="P22"><text:span text:style-name="Definition"><text:span text:style-name="T236">g</text:span></text:span><text:span text:style-name="Definition"><text:span text:style-name="T235">ebruiker</text:span></text:span><text:span text:style-name="T234"><text:tab/><text:tab/></text:span><text:span text:style-name="T246"> <text:tab/><text:tab/></text:span><text:span text:style-name="T224"><draw:control text:anchor-type="as-char" svg:y="-0.429cm" draw:z-index="13" draw:name="Gebruiker 1" draw:style-name="gr2" draw:text-style-name="P94" svg:width="6.002cm" svg:height="0.6cm" draw:control="control14"><svg:title>Gebruiker</svg:title><svg:desc>Volledige naam, bijv. Jan Stek</svg:desc></draw:control></text:span><text:span text:style-name="T224"><text:tab/></text:span><text:span text:style-name="T225">[</text:span><text:span text:style-name="T219">volledige naam </text:span><text:span text:style-name="T220">evt. </text:span><text:span text:style-name="T222">extra </text:span><text:span text:style-name="T220">gebruiker</text:span><text:span text:style-name="T221">]</text:span></text:p>
      <text:p text:style-name="P53"><text:span text:style-name="Definition"><text:span text:style-name="T236">g</text:span></text:span><text:span text:style-name="Definition"><text:span text:style-name="T235">ebruikersnaam</text:span></text:span><text:span text:style-name="T235"><text:tab/></text:span><text:span text:style-name="T217"><draw:control text:anchor-type="as-char" svg:y="-0.429cm" draw:z-index="14" draw:name="Gberuikersnaam 1" draw:style-name="gr2" draw:text-style-name="P94" svg:width="6.002cm" svg:height="0.6cm" draw:control="control15"><svg:title>Gebruikersnaam</svg:title><svg:desc>Korte naam, bijv. jan</svg:desc></draw:control></text:span><text:span text:style-name="T217"><text:tab/></text:span><text:span text:style-name="T238">[</text:span><text:span text:style-name="T237">korte naam</text:span><text:span text:style-name="T239"> </text:span><text:span text:style-name="T240">evt. </text:span><text:span text:style-name="T242">extra </text:span><text:span text:style-name="T240">gebruiker</text:span><text:span text:style-name="T241">]</text:span></text:p>
      <text:p text:style-name="P24"><text:span text:style-name="T168">Vervang </text:span><text:span text:style-name="T171">de</text:span><text:span text:style-name="T168"> </text:span><text:span text:style-name="Definition"><text:span text:style-name="T16">ONDERSTREEPTE</text:span></text:span><text:span text:style-name="T168"> </text:span><text:span text:style-name="T169">woorden </text:span><text:span text:style-name="T168">in deze checklist door </text:span><text:span text:style-name="T171">d</text:span><text:span text:style-name="T173">i</text:span><text:span text:style-name="T171">e </text:span><text:span text:style-name="T172">in </text:span><text:span text:style-name="T173">het</text:span><text:span text:style-name="Strong_20_Emphasis"><text:span text:style-name="T38"> </text:span></text:span><text:span text:style-name="Strong_20_Emphasis"><text:span text:style-name="T51">tekstvak</text:span></text:span><text:span text:style-name="T168">.</text:span></text:p>
      <text:p text:style-name="P28"/>
      <text:p text:style-name="P28"/>
      <text:p text:style-name="P26"><text:span text:style-name="T179">Nieuwe installatie?</text:span><text:span text:style-name="T170"><text:tab/></text:span><text:span text:style-name="T175"></text:span><text:span text:style-name="T177"><text:tab/></text:span><text:span text:style-name="T176">B</text:span><text:span text:style-name="T170">egin bij hoofdstuk </text:span><text:span text:style-name="T179"><text:bookmark-ref text:reference-format="page" text:ref-name="__RefNumPara__4009_1271708128">2</text:bookmark-ref></text:span><text:span text:style-name="T179"><text:s text:c="2"/></text:span><text:span text:style-name="T180"><text:bookmark-ref text:reference-format="text" text:ref-name="__RefNumPara__4009_1271708128">Installatie uitvoeren</text:bookmark-ref></text:span><text:span text:style-name="T174">.</text:span></text:p>
      <text:p text:style-name="P25"><text:span text:style-name="Strong_20_Emphasis"><text:span text:style-name="T178"/></text:span></text:p>
      <text:p text:style-name="P25"><text:span text:style-name="Strong_20_Emphasis"><text:span text:style-name="T178"/></text:span></text:p>
      <text:list xml:id="list1230474805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16" draw:name="Vorm 2" draw:style-name="gr1" draw:text-style-name="P9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6">E</text:span><text:span text:style-name="T129">v</text:span><text:span text:style-name="T130">en</text:span><text:span text:style-name="T132">t</text:span><text:span text:style-name="T133">uele </text:span><text:span text:style-name="T134">extra </text:span><text:span text:style-name="Definition"><text:span text:style-name="T250">gebruiker</text:span></text:span><text:span text:style-name="T134">s aanmelden </text:span><text:span text:style-name="T135">en dezelfde stappen uitvoeren</text:span><text:span text:style-name="T131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9" draw:name="Vorm4" draw:style-name="gr1" draw:text-style-name="P9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7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4">Installeer 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8"><text:span text:style-name="T254">Debian-</text:span><text:span text:style-name="T255">p</text:span>akket kz plaatst scripts voor het installeren en beheren van Debian en op Debian gebaseerd systeem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6"><text:span text:style-name="Strong_20_Emphasis"><text:span text:style-name="T86">Typ </text:span></text:span><text:span text:style-name="Strong_20_Emphasis"><text:span text:style-name="T39">'</text:span></text:span><text:span text:style-name="User_20_Entry"><text:span text:style-name="T159">wget karelzimmer.nl/</text:span></text:span><text:span text:style-name="User_20_Entry"><text:span text:style-name="T160">kz</text:span></text:span><text:span text:style-name="Strong_20_Emphasis"><text:span text:style-name="T39">'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7"><text:span text:style-name="Strong_20_Emphasis"><text:span text:style-name="T86">Typ </text:span></text:span><text:span text:style-name="Strong_20_Emphasis"><text:span text:style-name="T39">'</text:span></text:span><text:span text:style-name="User_20_Entry"><text:span text:style-name="T161">bash kz</text:span></text:span><text:span text:style-name="Strong_20_Emphasis"><text:span text:style-name="T39">'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7"><draw:control text:anchor-type="as-char" draw:z-index="17" draw:name="Vorm 6" draw:style-name="gr1" draw:text-style-name="P9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9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83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3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91337076672176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7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91">Start de computer op vanaf</text:span><text:span text:style-name="T191"><text:note text:id="ftn4" text:note-class="footnote"><text:note-citation>1</text:note-citation><text:note-body><text:p text:style-name="P84"><text:span text:style-name="T123">B</text:span><text:span text:style-name="T124">ootmenu/</text:span><text:span text:style-name="T123">S</text:span><text:span text:style-name="T124">etup</text:span><text:span text:style-name="T122"> via </text:span><text:span text:style-name="T120">é</text:span><text:span text:style-name="T121">é</text:span><text:span text:style-name="T123">n van de </text:span><text:span text:style-name="Definition"><text:span text:style-name="T125">Veelgebruikte toetsen: </text:span></text:span><text:span text:style-name="Definition"><text:span text:style-name="T270">E</text:span></text:span><text:span text:style-name="Definition"><text:span text:style-name="T271">sc</text:span></text:span><text:span text:style-name="Definition"><text:span text:style-name="T125">, </text:span></text:span><text:span text:style-name="Definition"><text:span text:style-name="T272">D</text:span></text:span><text:span text:style-name="Definition"><text:span text:style-name="T271">elete</text:span></text:span><text:span text:style-name="Definition"><text:span text:style-name="T125">, </text:span></text:span><text:span text:style-name="Definition"><text:span text:style-name="T272">F</text:span></text:span><text:span text:style-name="Definition"><text:span text:style-name="T271">1</text:span></text:span><text:span text:style-name="Definition"><text:span text:style-name="T125">, </text:span></text:span><text:span text:style-name="Definition"><text:span text:style-name="T271">F2</text:span></text:span><text:span text:style-name="Definition"><text:span text:style-name="T125">, </text:span></text:span><text:span text:style-name="Definition"><text:span text:style-name="T272">F9, </text:span></text:span><text:span text:style-name="Definition"><text:span text:style-name="T273">F10, F11, </text:span></text:span><text:span text:style-name="Definition"><text:span text:style-name="T274">of</text:span></text:span><text:span text:style-name="Definition"><text:span text:style-name="T273"> </text:span></text:span><text:span text:style-name="Definition"><text:span text:style-name="T272">F12</text:span></text:span><text:span text:style-name="T122">.</text:span></text:p></text:note-body></text:note></text:span><text:span text:style-name="T191"> </text:span><text:span text:style-name="T192">een </text:span><text:span text:style-name="T186"><text:user-field-get text:name="Distro">Debian</text:user-field-get></text:span><text:span text:style-name="T187"><text:s/></text:span><text:span text:style-name="T187"><text:user-field-get text:name="Version">12 LTS</text:user-field-get></text:span><text:span text:style-name="Strong_20_Emphasis"><text:span text:style-name="T185"><text:s/></text:span></text:span><text:span text:style-name="Strong_20_Emphasis"><text:span text:style-name="T188"><text:user-field-get text:name="Edition">Server</text:user-field-get></text:span></text:span><text:span text:style-name="Strong_20_Emphasis"><text:span text:style-name="T188"><text:s/></text:span></text:span><text:span text:style-name="Strong_20_Emphasis"><text:span text:style-name="T189">Live</text:span></text:span><text:span text:style-name="T82"><text:note text:id="ftn5" text:note-class="footnote"><text:note-citation>2</text:note-citation><text:note-body><text:p text:style-name="P20"><text:span text:style-name="T248">Vanaf een </text:span><text:span text:style-name="T266">L</text:span><text:span text:style-name="T248">ive </text:span><text:span text:style-name="T267">USB</text:span><text:span text:style-name="T265">-stick </text:span><text:span text:style-name="T268">(</text:span><text:span text:style-name="T265">of </text:span><text:span text:style-name="T267">DVD</text:span><text:span text:style-name="T268">)</text:span><text:span text:style-name="T269"> </text:span><text:span text:style-name="T248">kunt u opstarten en </text:span><text:span text:style-name="T251">met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48">werken zonder enige bestanden op de harde schijf te wijzigen en maakt ook installatie van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48">mogelijk.</text:span></text:p></text:note-body></text:note></text:span><text:span text:style-name="T81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80"><text:span text:style-name="Strong_20_Emphasis"><text:span text:style-name="T104">In een grafische werkomgeving:<text:line-break/></text:span></text:span><text:span text:style-name="Strong_20_Emphasis"><text:span text:style-name="T97">D</text:span></text:span><text:span text:style-name="Strong_20_Emphasis"><text:span text:style-name="T89">ow</text:span></text:span><text:span text:style-name="Strong_20_Emphasis"><text:span text:style-name="T90">nload </text:span></text:span><text:span text:style-name="Strong_20_Emphasis"><text:span text:style-name="T87">e</text:span></text:span><text:span text:style-name="Strong_20_Emphasis"><text:span text:style-name="T91">e</text:span></text:span><text:span text:style-name="Strong_20_Emphasis"><text:span text:style-name="T92">n</text:span></text:span><text:span text:style-name="Strong_20_Emphasis"><text:span text:style-name="T119"> </text:span></text:span><text:span text:style-name="Strong_20_Emphasis"><text:span text:style-name="T153">cd</text:span></text:span><text:span text:style-name="Strong_20_Emphasis"><text:span text:style-name="T148">-beeldbestand</text:span></text:span><text:span text:style-name="Strong_20_Emphasis"><text:span text:style-name="T90"> </text:span></text:span><text:span text:style-name="Strong_20_Emphasis"><text:span text:style-name="T99">(.iso) </text:span></text:span><text:span text:style-name="Strong_20_Emphasis"><text:span text:style-name="T93">v</text:span></text:span><text:span text:style-name="Strong_20_Emphasis"><text:span text:style-name="T94">anaf</text:span></text:span><text:span text:style-name="Strong_20_Emphasis"><text:span text:style-name="T95"> </text:span></text:span><text:a xlink:type="simple" xlink:href="https://www.debian.org/CD/live/" text:style-name="Internet_20_link" text:visited-style-name="Visited_20_Internet_20_Link"><text:span text:style-name="Strong_20_Emphasis"><text:span text:style-name="T252">debian.org/cd/live</text:span></text:span></text:a><text:span text:style-name="Strong_20_Emphasis"><text:span text:style-name="T95">, </text:span></text:span><text:span text:style-name="Strong_20_Emphasis"><text:span text:style-name="T100">klik onder </text:span></text:span><text:span text:style-name="Strong_20_Emphasis"><text:span text:style-name="T106">DVD/USB</text:span></text:span><text:span text:style-name="Strong_20_Emphasis"><text:span text:style-name="T100"> op </text:span></text:span><text:span text:style-name="Strong_20_Emphasis"><text:span text:style-name="T106">amd64</text:span></text:span><text:span text:style-name="Strong_20_Emphasis"><text:span text:style-name="T100">.</text:span></text:span><text:span text:style-name="Strong_20_Emphasis"><text:span text:style-name="T95"><text:line-break/></text:span></text:span><text:span text:style-name="Strong_20_Emphasis"><text:span text:style-name="T101">K</text:span></text:span><text:span text:style-name="Strong_20_Emphasis"><text:span text:style-name="T98">lik op</text:span></text:span><text:span text:style-name="Strong_20_Emphasis"><text:span text:style-name="T96"> </text:span></text:span><text:span text:style-name="Strong_20_Emphasis"><text:span text:style-name="T107">debian-live-1</text:span></text:span><text:span text:style-name="Strong_20_Emphasis"><text:span text:style-name="T106">2</text:span></text:span><text:span text:style-name="Strong_20_Emphasis"><text:span text:style-name="T107">.</text:span></text:span><text:span text:style-name="Strong_20_Emphasis"><text:span text:style-name="T108">x</text:span></text:span><text:span text:style-name="Strong_20_Emphasis"><text:span text:style-name="T107">.</text:span></text:span><text:span text:style-name="Strong_20_Emphasis"><text:span text:style-name="T108">y</text:span></text:span><text:span text:style-name="Strong_20_Emphasis"><text:span text:style-name="T109">-</text:span></text:span><text:span text:style-name="Strong_20_Emphasis"><text:span text:style-name="T107">amd64-</text:span></text:span><text:span text:style-name="Strong_20_Emphasis"><text:span text:style-name="T103">s</text:span></text:span><text:span text:style-name="Strong_20_Emphasis"><text:span text:style-name="T107">tan</text:span></text:span><text:span text:style-name="Strong_20_Emphasis"><text:span text:style-name="T111">dard</text:span></text:span><text:span text:style-name="Strong_20_Emphasis"><text:span text:style-name="T110">.iso</text:span></text:span><text:span text:style-name="Strong_20_Emphasis"><text:span text:style-name="T90">.<text:line-break/></text:span></text:span><text:span text:style-name="Strong_20_Emphasis"><text:span text:style-name="T97">Plaats een </text:span></text:span><text:span text:style-name="Strong_20_Emphasis"><text:span text:style-name="T102">usb</text:span></text:span><text:span text:style-name="Strong_20_Emphasis"><text:span text:style-name="T90">-stick </text:span></text:span><text:span text:style-name="Strong_20_Emphasis"><text:span text:style-name="T97">van minimaal </text:span></text:span><text:span text:style-name="Strong_20_Emphasis"><text:span text:style-name="T103">2</text:span></text:span><text:span text:style-name="Strong_20_Emphasis"><text:span text:style-name="T90"> GB.<text:line-break/></text:span></text:span><text:span text:style-name="Strong_20_Emphasis"><text:span text:style-name="T136">Zoek</text:span></text:span><text:span text:style-name="Strong_20_Emphasis"><text:span text:style-name="T137"> </text:span></text:span><text:span text:style-name="Strong_20_Emphasis"><text:span text:style-name="T155">s</text:span></text:span><text:span text:style-name="Strong_20_Emphasis"><text:span text:style-name="T156">ch</text:span></text:span><text:span text:style-name="Strong_20_Emphasis"><text:span text:style-name="T137"> en klik op het pictogram van</text:span></text:span><text:span text:style-name="Strong_20_Emphasis"><text:span text:style-name="T138"> </text:span></text:span><text:span text:style-name="Strong_20_Emphasis"><text:span text:style-name="T158">Schijven</text:span></text:span><text:span text:style-name="Strong_20_Emphasis"><text:span text:style-name="T139">. Selecteer de </text:span></text:span><text:span text:style-name="Strong_20_Emphasis"><text:span text:style-name="T154">usb</text:span></text:span><text:span text:style-name="Strong_20_Emphasis"><text:span text:style-name="T139">-stick in de lijst van schijven aan de linkerkant en klik rechtsboven op </text:span></text:span><text:span text:style-name="Strong_20_Emphasis"><text:span text:style-name="T157">Schijfinstellingen</text:span></text:span><text:span text:style-name="Strong_20_Emphasis"><text:span text:style-name="T139"> </text:span></text:span><text:span text:style-name="Strong_20_Emphasis"><text:span text:style-name="T157">⋮</text:span></text:span><text:span text:style-name="Strong_20_Emphasis"><text:span text:style-name="T139"> (icoontje met de drie puntjes).</text:span></text:span></text:p><text:p text:style-name="P59"><text:span text:style-name="Strong_20_Emphasis"><text:span text:style-name="T139"><text:tab/>Kies </text:span></text:span><text:span text:style-name="Strong_20_Emphasis"><text:span text:style-name="T157">Schijfkopie terugzetten</text:span></text:span><text:span text:style-name="Strong_20_Emphasis"><text:span text:style-name="T139"> en selecteer </text:span></text:span><text:span text:style-name="Strong_20_Emphasis"><text:span text:style-name="T150">het net</text:span></text:span><text:span text:style-name="Strong_20_Emphasis"><text:span text:style-name="T148"> gedownloade </text:span></text:span><text:span text:style-name="Strong_20_Emphasis"><text:span text:style-name="T153">cd</text:span></text:span><text:span text:style-name="Strong_20_Emphasis"><text:span text:style-name="T148">-beeldbestand </text:span></text:span><text:span text:style-name="Strong_20_Emphasis"><text:span text:style-name="T149">(.iso)</text:span></text:span><text:span text:style-name="Strong_20_Emphasis"><text:span text:style-name="T148">.</text:span></text:span></text:p><text:p text:style-name="P54"><text:span text:style-name="Strong_20_Emphasis"><text:span text:style-name="T139"><text:tab/>Klik op </text:span></text:span><text:span text:style-name="Strong_20_Emphasis"><text:span text:style-name="T157">Terugzetten starten</text:span></text:span><text:span text:style-name="Strong_20_Emphasis"><text:span text:style-name="T139"> en vervolgens op </text:span></text:span><text:span text:style-name="Strong_20_Emphasis"><text:span text:style-name="T157">Terugzetten</text:span></text:span><text:span text:style-name="Strong_20_Emphasis"><text:span text:style-name="T140">.<text:line-break/></text:span></text:span><text:span text:style-name="Strong_20_Emphasis"><text:span text:style-name="T151">O</text:span></text:span><text:span text:style-name="Strong_20_Emphasis"><text:span text:style-name="T141">f </text:span></text:span><text:span text:style-name="Strong_20_Emphasis"><text:span text:style-name="T142">gebruik </text:span></text:span><text:span text:style-name="Strong_20_Emphasis"><text:span text:style-name="T143">het programma </text:span></text:span><text:span text:style-name="Strong_20_Emphasis"><text:span text:style-name="T127">Etche</text:span></text:span><text:span text:style-name="Strong_20_Emphasis"><text:span text:style-name="T128">r</text:span></text:span><text:span text:style-name="Strong_20_Emphasis"><text:span text:style-name="T143"> </text:span></text:span><text:span text:style-name="Strong_20_Emphasis"><text:span text:style-name="T144">(</text:span></text:span><text:a xlink:type="simple" xlink:href="https://www.balena.io/etcher/" text:style-name="Internet_20_link" text:visited-style-name="Visited_20_Internet_20_Link"><text:span text:style-name="Strong_20_Emphasis"><text:span text:style-name="T253">etcher.io</text:span></text:span></text:a><text:span text:style-name="Strong_20_Emphasis"><text:span text:style-name="T144">) </text:span></text:span><text:span text:style-name="Strong_20_Emphasis"><text:span text:style-name="T152">dat </text:span></text:span><text:span text:style-name="Strong_20_Emphasis"><text:span text:style-name="T141">beschikbaar </text:span></text:span><text:span text:style-name="Strong_20_Emphasis"><text:span text:style-name="T152">is </text:span></text:span><text:span text:style-name="Strong_20_Emphasis"><text:span text:style-name="T141">voor </text:span></text:span><text:span text:style-name="Strong_20_Emphasis"><text:span text:style-name="T139">Windows, </text:span></text:span><text:span text:style-name="Strong_20_Emphasis"><text:span text:style-name="T145">mac</text:span></text:span><text:span text:style-name="Strong_20_Emphasis"><text:span text:style-name="T146">OS</text:span></text:span><text:span text:style-name="Strong_20_Emphasis"><text:span text:style-name="T143">, </text:span></text:span><text:span text:style-name="Strong_20_Emphasis"><text:span text:style-name="T144">en </text:span></text:span><text:span text:style-name="Strong_20_Emphasis"><text:span text:style-name="T143">Linux</text:span></text:span><text:span text:style-name="Strong_20_Emphasis"><text:span text:style-name="T147">.</text:span></text:span></text:p></text:note-body></text:note></text:span><text:span text:style-name="T81"> </text:span><text:span text:style-name="T84">of </text:span><text:span text:style-name="T85">DVD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1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3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8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1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1">Dutch - </text:span></text:span><text:span text:style-name="Strong_20_Emphasis"><text:span text:style-name="T72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7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58">B</text:span></text:span><text:span text:style-name="Strong_20_Emphasis"><text:span text:style-name="T62">ij</text:span></text:span><text:span text:style-name="Strong_20_Emphasis"><text:span text:style-name="T58"> </text:span></text:span><text:span text:style-name="Strong_20_Emphasis"><text:span text:style-name="T64">Het netwerk configurere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0">V</text:span></text:span><text:span text:style-name="Strong_20_Emphasis"><text:span text:style-name="T58">ul in </text:span></text:span><text:span text:style-name="Strong_20_Emphasis"><text:span text:style-name="T69">C</text:span></text:span><text:span text:style-name="Strong_20_Emphasis"><text:span text:style-name="T66">omputer</text:span></text:span><text:span text:style-name="Strong_20_Emphasis"><text:span text:style-name="T69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3" svg:width="0.35cm" svg:height="0.35cm" draw:control="control21"/></text:p>
          </table:table-cell>
          <table:table-cell table:style-name="_32_._5f_Installatie_5f_uitvoeren.C9" office:value-type="string">
            <text:p text:style-name="P82"><text:span text:style-name="Strong_20_Emphasis"><text:span text:style-name="T62">Bij</text:span></text:span> <text:span text:style-name="T249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2">Stel geen </text:span><text:span text:style-name="T213">Root</text:span><text:span text:style-name="T212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0">V</text:span></text:span><text:span text:style-name="Strong_20_Emphasis"><text:span text:style-name="T58">ul in </text:span></text:span><text:span text:style-name="Strong_20_Emphasis"><text:span text:style-name="T65">Wat is </text:span></text:span><text:span text:style-name="Strong_20_Emphasis"><text:span text:style-name="T69">de volledige </text:span></text:span><text:span text:style-name="Strong_20_Emphasis"><text:span text:style-name="T65">naam </text:span></text:span><text:span text:style-name="Strong_20_Emphasis"><text:span text:style-name="T69">van de nieuwe gebruiker</text:span></text:span><text:span text:style-name="Strong_20_Emphasis"><text:span text:style-name="T65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0">V</text:span></text:span><text:span text:style-name="Strong_20_Emphasis"><text:span text:style-name="T58">ul in </text:span></text:span><text:span text:style-name="Strong_20_Emphasis"><text:span text:style-name="T65">W</text:span></text:span><text:span text:style-name="Strong_20_Emphasis"><text:span text:style-name="T70">at is de gebruikersnaam voor uw </text:span></text:span><text:span text:style-name="Strong_20_Emphasis"><text:span text:style-name="T65"><text:s/></text:span></text:span><text:span text:style-name="Strong_20_Emphasis"><text:span text:style-name="T70">account</text:span></text:span><text:span text:style-name="Strong_20_Emphasis"><text:span text:style-name="T65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7">wachtwoord</text:span></text:span><text:span text:style-name="Strong_20_Emphasis"><text:span text:style-name="T56">.</text:span></text:span></text:p>
          </table:table-cell>
        </table:table-row>
      </table:table>
      <text:p text:style-name="P40"><text:span text:style-name="Strong_20_Emphasis"><text:span text:style-name="T63"/></text:span></text:p>
      <text:list xml:id="list191337729644006" text:continue-numbering="true" text:style-name="L1">
        <text:list-item>
          <text:p text:style-name="P92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7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7"><draw:control text:anchor-type="as-char" draw:z-index="10" draw:name="Vorm4_1" draw:style-name="gr1" draw:text-style-name="P93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4">Installeer 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6"><text:span text:style-name="T254">Debian-</text:span><text:span text:style-name="T255">p</text:span>akket kz plaatst scripts voor het installeren en beheren van Debian en op Debian gebaseerd systeem zoals Ubuntu.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6"><text:span text:style-name="Strong_20_Emphasis"><text:span text:style-name="T86">Typ </text:span></text:span><text:span text:style-name="Strong_20_Emphasis"><text:span text:style-name="T39">'</text:span></text:span><text:span text:style-name="User_20_Entry"><text:span text:style-name="T159">wget karelzimmer.nl/</text:span></text:span><text:span text:style-name="User_20_Entry"><text:span text:style-name="T160">kz</text:span></text:span><text:span text:style-name="Strong_20_Emphasis"><text:span text:style-name="T39">'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87"><text:span text:style-name="Strong_20_Emphasis"><text:span text:style-name="T86">Typ </text:span></text:span><text:span text:style-name="Strong_20_Emphasis"><text:span text:style-name="T39">'</text:span></text:span><text:span text:style-name="User_20_Entry"><text:span text:style-name="T161">bash kz</text:span></text:span><text:span text:style-name="Strong_20_Emphasis"><text:span text:style-name="T39">'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7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3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4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91337736712279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7"><draw:control text:anchor-type="as-char" draw:z-index="11" draw:name="Vorm36_0" draw:style-name="gr1" draw:text-style-name="P93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57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8">E</text:span></text:span><text:span text:style-name="User_20_Entry"><text:span text:style-name="T112">v</text:span></text:span><text:span text:style-name="User_20_Entry"><text:span text:style-name="T113">en</text:span></text:span><text:span text:style-name="User_20_Entry"><text:span text:style-name="T115">t</text:span></text:span><text:span text:style-name="User_20_Entry"><text:span text:style-name="T116">uele </text:span></text:span><text:span text:style-name="User_20_Entry"><text:span text:style-name="T117">extra </text:span></text:span><text:span text:style-name="Definition"><text:span text:style-name="T250">gebruiker</text:span></text:span><text:span text:style-name="User_20_Entry"><text:span text:style-name="T117">s aanmelden </text:span></text:span><text:span text:style-name="User_20_Entry"><text:span text:style-name="T118">en dezelfde stappen uitvoeren</text:span></text:span><text:span text:style-name="User_20_Entry"><text:span text:style-name="T114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7"><draw:control text:anchor-type="as-char" draw:z-index="12" draw:name="Vorm36_2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57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4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77">E</text:span><text:span text:style-name="T78">inde c</text:span><text:span text:style-name="T79">hecklist, </text:span><text:span text:style-name="T80">d</text:span><text:span text:style-name="T79">e</text:span><text:span text:style-name="T184"> installatie van </text:span><text:span text:style-name="T184"><text:user-field-get text:name="Distro">Debian</text:user-field-get></text:span><text:span text:style-name="T187"><text:s/></text:span><text:span text:style-name="T187"><text:user-field-get text:name="Version">12 LTS</text:user-field-get></text:span><text:span text:style-name="Strong_20_Emphasis"><text:span text:style-name="T185"><text:s/></text:span></text:span><text:span text:style-name="Strong_20_Emphasis"><text:span text:style-name="T188"><text:user-field-get text:name="Edition">Server</text:user-field-get></text:span></text:span><text:span text:style-name="Strong_20_Emphasis"><text:span text:style-name="T188"><text:s/></text:span></text:span><text:span text:style-name="T184">is voltooid.</text:span></text:p>
      <text:p text:style-name="P33"/>
      <text:p text:style-name="P27"><text:span text:style-name="Emphasis"><text:span text:style-name="T25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9">CC0 1.0 Universeel</text:span></text:span></text:a><text:span text:style-name="Emphasis"><text:span text:style-name="T256">,</text:span></text:span><text:span text:style-name="Emphasis"><text:span text:style-name="T258"> </text:span></text:span><text:span text:style-name="Strong_20_Emphasis"><text:span text:style-name="T42"><text:user-field-get text:name="Releaseyear">2023</text:user-field-get></text:span></text:span><text:span text:style-name="Emphasis"><text:span text:style-name="T26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9-27T19:13:35.852229413">27-09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27T19:13:35.632321644</dc:date>
    <meta:keyword>Installatie</meta:keyword>
    <meta:keyword>Checklist</meta:keyword>
    <meta:keyword>Linux</meta:keyword>
    <meta:editing-cycles>6907</meta:editing-cycles>
    <meta:editing-duration>P12DT5H23M14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482" meta:character-count="3324" meta:non-whitespace-character-count="2880"/>
    <meta:user-defined meta:name="Info 1"/>
    <meta:user-defined meta:name="Info 2"/>
    <meta:user-defined meta:name="Info 3"/>
    <meta:user-defined meta:name="Info 4"/>
  </office:meta>
</office:document-meta>
</file>